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701" officeooo:paragraph-rsid="000fc701"/>
    </style:style>
    <style:style style:name="P2" style:family="paragraph" style:parent-style-name="Standard">
      <style:text-properties officeooo:rsid="000fc701" officeooo:paragraph-rsid="001466db"/>
    </style:style>
    <style:style style:name="P3" style:family="paragraph" style:parent-style-name="Standard">
      <style:text-properties officeooo:paragraph-rsid="000fc701"/>
    </style:style>
    <style:style style:name="P4" style:family="paragraph" style:parent-style-name="Standard">
      <style:text-properties officeooo:rsid="0010e667" officeooo:paragraph-rsid="001466db"/>
    </style:style>
    <style:style style:name="P5" style:family="paragraph" style:parent-style-name="Standard">
      <style:text-properties officeooo:paragraph-rsid="001466db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0fc701" officeooo:paragraph-rsid="000fc701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0fc701" officeooo:paragraph-rsid="001466db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0e667" officeooo:paragraph-rsid="0010e667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officeooo:rsid="0010e667" officeooo:paragraph-rsid="001466db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officeooo:rsid="001466db" officeooo:paragraph-rsid="001466db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officeooo:paragraph-rsid="001466db"/>
    </style:style>
    <style:style style:name="P12" style:family="paragraph" style:parent-style-name="Standard">
      <style:paragraph-properties fo:margin-left="0.9846in" fo:margin-right="0in" fo:text-indent="0in" style:auto-text-indent="false"/>
      <style:text-properties officeooo:rsid="000fc701" officeooo:paragraph-rsid="000fc701"/>
    </style:style>
    <style:style style:name="T1" style:family="text">
      <style:text-properties officeooo:rsid="000fc701"/>
    </style:style>
    <style:style style:name="T2" style:family="text">
      <style:text-properties officeooo:rsid="0010e667"/>
    </style:style>
    <style:style style:name="T3" style:family="text">
      <style:text-properties officeooo:rsid="00122071"/>
    </style:style>
    <style:style style:name="T4" style:family="text">
      <style:text-properties officeooo:rsid="0012f381"/>
    </style:style>
    <style:style style:name="T5" style:family="text">
      <style:text-properties officeooo:rsid="001466db"/>
    </style:style>
    <style:style style:name="T6" style:family="text">
      <style:text-properties fo:font-weight="bold" officeooo:rsid="000fc701" style:font-weight-asian="bold" style:font-weight-complex="bold"/>
    </style:style>
    <style:style style:name="T7" style:family="text">
      <style:text-properties fo:font-weight="bold" officeooo:rsid="001466db" style:font-weight-asian="bold" style:font-weight-complex="bold"/>
    </style:style>
    <style:style style:name="T8" style:family="text">
      <style:text-properties fo:font-weight="normal" officeooo:rsid="001466d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Dear </text:span><text:span text:style-name="T2">all</text:span><text:span text:style-name="T1">,</text:span></text:p>
      <text:p text:style-name="P1"/>
      <text:p text:style-name="P5"><text:span text:style-name="T1">My name is Robert Cudmore and I am </text:span><text:span text:style-name="T3">the instructor-on-record for</text:span><text:span text:style-name="T1"> this </text:span><text:span text:style-name="T3">IOT Freshman seminar</text:span><text:span text:style-name="T1">. First of all, I'd like to introduce myself. </text:span><text:span text:style-name="T3">I am an Assistant Professor in the </text:span><text:span text:style-name="T4">D</text:span><text:span text:style-name="T3">epartment of Physiology and Membrane Biology and an active member in the Neuroscience Graduate group and the UC Davis Data Lab. My research is focused on understanding </text:span><text:span text:style-name="T4">both </text:span><text:span text:style-name="T5">neuronal</text:span><text:span text:style-name="T4"> and </text:span><text:span text:style-name="T5">vascular function</text:span><text:span text:style-name="T4"> in the brain. </text:span><text:span text:style-name="T5">A large part of my research revolves around </text:span><text:span text:style-name="T4">creating robust data analysis software pipelines for electrophysiology and </text:span><text:span text:style-name="T5">high-resolution </text:span><text:span text:style-name="T4">bio-medical imaging.</text:span></text:p>
      <text:p text:style-name="P5"/>
      <text:p text:style-name="P5"><text:span text:style-name="T1">This is my first year teaching this class, which means that we will learn everything together. This seminar will combine lectures, discussion, and hand-on labs to </text:span><text:span text:style-name="T5">understand and </text:span><text:span text:style-name="T1">build IOT systems. I am truly excited at the prospects for IOT and am </text:span><text:span text:style-name="T5">equally </text:span><text:span text:style-name="T1">cautious of when it might be abused.</text:span></text:p>
      <text:p text:style-name="P1"/>
      <text:p text:style-name="P3"><text:span text:style-name="T1">As you know, the winter quarter of 2022 will be opened </text:span><text:span text:style-name="T6">remotely from January 3 through January 7</text:span><text:span text:style-name="T1">, to allow enough time for members of the UC Davis community to secure a negative COVID-19 test before attending classes or coming to work in person on January 10. Accordingly, the first two lectures of the </text:span><text:span text:style-name="T2">seminar</text:span><text:span text:style-name="T1"> will be delivered via zoom.</text:span></text:p>
      <text:p text:style-name="P1"/>
      <text:p text:style-name="P4"><text:span text:style-name="T5">Here is a recap of important points as we get started:</text:span></text:p>
      <text:p text:style-name="P4"/>
      <text:p text:style-name="P9"><text:span text:style-name="T5">1) </text:span>I have posted the syllabus on <text:span text:style-name="T5">C</text:span>anvas<text:span text:style-name="T5">.</text:span></text:p>
      <text:p text:style-name="P6"/>
      <text:p text:style-name="P10">2) The first week of lectures (Jan 4 and Jan 6) will be remote/virtual via zoom:</text:p>
      <text:p text:style-name="P12">Join Zoom Meeting</text:p>
      <text:p text:style-name="P12">https://ucdavis.zoom.us/j/98123731595?pwd=WUN0YWxmTURHMTJVTkpLdm5GdlZMQT09</text:p>
      <text:p text:style-name="P12"/>
      <text:p text:style-name="P12">Meeting ID: 981 2373 1595</text:p>
      <text:p text:style-name="P12">Passcode: 862470</text:p>
      <text:p text:style-name="P12"/>
      <text:p text:style-name="P11"><text:span text:style-name="T5">3) Once we are in person, the </text:span><text:span text:style-name="T8">lectures will be in </text:span><text:span text:style-name="T7">Tupper Hall, Room 2135</text:span><text:span text:style-name="T5">. This is different than was first posted on the UC Davis Freshman Seminar website.</text:span></text:p>
      <text:p text:style-name="P7"/>
      <text:p text:style-name="P7"/>
      <text:p text:style-name="P2">I look forward to <text:span text:style-name="T5">meeting and </text:span>working with all of yo<text:span text:style-name="T5">u.</text:span></text:p>
      <text:p text:style-name="P1"/>
      <text:p text:style-name="P1">Sincerely,</text:p>
      <text:p text:style-name="P1"/>
      <text:p text:style-name="P6">Robert Cudmore, PhD <text:span text:style-name="T3">| Assistant Professor</text:span></text:p>
      <text:p text:style-name="P6"/>
      <text:p text:style-name="P6">Department of Physiology and Membrane Biology</text:p>
      <text:p text:style-name="P6"/>
      <text:p text:style-name="P6">School of Medicine <text:span text:style-name="T3">| </text:span>University of California – Davis</text:p>
      <text:p text:style-name="P6"/>
      <text:p text:style-name="P8">https://cudmorelab.github.i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1T18:09:13.621883050</meta:creation-date>
    <dc:date>2022-01-02T12:28:48.462717302</dc:date>
    <meta:editing-duration>PT17H7M54S</meta:editing-duration>
    <meta:editing-cycles>1</meta:editing-cycles>
    <meta:document-statistic meta:table-count="0" meta:image-count="0" meta:object-count="0" meta:page-count="1" meta:paragraph-count="18" meta:word-count="305" meta:character-count="1875" meta:non-whitespace-character-count="1587"/>
    <meta:generator>LibreOffice/6.4.7.2$Linux_X86_64 LibreOffice_project/40$Build-2</meta:generator>
  </office:meta>
</office:document-meta>
</file>